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d4c" officeooo:paragraph-rsid="00005d4c"/>
    </style:style>
    <style:style style:name="P2" style:family="paragraph" style:parent-style-name="Standard">
      <style:text-properties officeooo:rsid="0000fa42" officeooo:paragraph-rsid="0000fa42"/>
    </style:style>
    <style:style style:name="P3" style:family="paragraph" style:parent-style-name="Standard">
      <style:text-properties officeooo:rsid="0000fec8" officeooo:paragraph-rsid="0000fec8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Courier New" officeooo:rsid="00067a29" officeooo:paragraph-rsid="00067a29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Liberation Serif" officeooo:rsid="00067a29" officeooo:paragraph-rsid="00067a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f8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bf8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ovação subjetiva → mudança no sujeito ativo.</text:p>
      <text:p text:style-name="P1"/>
      <text:p text:style-name="P1">STJ: é <text:span text:style-name="T1">admitida</text:span><text:span text:style-name="T3"> a aplicação da pena de perdimento de veículo objeto de alienação fiduciária.</text:span></text:p>
      <text:p text:style-name="P1"><text:span text:style-name="T3"/></text:p>
      <text:p text:style-name="P2"><text:span text:style-name="T3">A solidariedade </text:span><text:span text:style-name="T1">sempre</text:span><text:span text:style-name="T3"> decorre de lei.</text:span></text:p>
      <text:p text:style-name="P2"><text:span text:style-name="T3"/></text:p>
      <text:p text:style-name="P3"><text:span text:style-name="T3">STJ: o fato da haver PJs que pertençam ao mesmo grupo econômico, por si só, </text:span><text:span text:style-name="T1">não</text:span><text:span text:style-name="T3"> enseja responsabilidade solidária. </text:span><text:span text:style-name="T4">Ressalte-se que a solidariedade </text:span><text:span text:style-name="T2">não se presume</text:span><text:span text:style-name="T4">, sobretudo no Direito Tributário.</text:span></text:p>
      <text:p text:style-name="P3"><text:span text:style-name="T4"/></text:p>
      <text:p text:style-name="P4"><text:span text:style-name="T4">C</text:span><text:span text:style-name="T3">TN, Art. 125. Salvo disposição de lei em contrário, são os seguintes efeitos da solidariedade:</text:span></text:p>
      <text:p text:style-name="P4"><text:span text:style-name="T3">I – o pagamento efetuado por um dos obrigados aproveita aos demais;</text:span></text:p>
      <text:p text:style-name="P4"><text:span text:style-name="T3">II – a isenção ou remissão de crédito exonera todos os obrigados, salvo se outorgada pessoalmente a um deles, subsistindo, nesse caso, a solidariedade quanto aos demais pelo saldo;</text:span></text:p>
      <text:p text:style-name="P4"><text:span text:style-name="T3">III – a interrupção da prescrição, em favor ou contra um dos obrigados, favorece ou prejudica aos demais.</text:span></text:p>
      <text:p text:style-name="P4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9T12:57:11.142000000</dc:date>
    <meta:editing-duration>PT30M59S</meta:editing-duration>
    <meta:editing-cycles>7</meta:editing-cycles>
    <meta:document-statistic meta:table-count="0" meta:image-count="0" meta:object-count="0" meta:page-count="1" meta:paragraph-count="8" meta:word-count="129" meta:character-count="818" meta:non-whitespace-character-count="694"/>
  </office:meta>
</office:document-meta>
</file>